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Header">
      <style:text-properties style:font-name="arial" fo:language="en" fo:country="GB" officeooo:rsid="000b0c4e" officeooo:paragraph-rsid="000b0c4e"/>
    </style:style>
    <style:style style:name="P2" style:family="paragraph" style:parent-style-name="Standard">
      <style:paragraph-properties fo:text-align="start" style:justify-single-word="false"/>
      <style:text-properties officeooo:paragraph-rsid="000b0c4e"/>
    </style:style>
    <style:style style:name="P3" style:family="paragraph" style:parent-style-name="Standard">
      <style:paragraph-properties fo:text-align="start" style:justify-single-word="false"/>
      <style:text-properties officeooo:paragraph-rsid="001ad177"/>
    </style:style>
    <style:style style:name="P4" style:family="paragraph" style:parent-style-name="Standard">
      <style:paragraph-properties fo:text-align="start" style:justify-single-word="false"/>
      <style:text-properties style:font-name="arial" fo:font-size="11pt" fo:language="en" fo:country="GB" style:text-underline-style="none" fo:font-weight="normal" officeooo:rsid="000b0c4e" officeooo:paragraph-rsid="000b0c4e" style:font-size-asian="9.60000038146973pt" style:font-weight-asian="normal" style:font-size-complex="11pt" style:font-weight-complex="normal"/>
    </style:style>
    <style:style style:name="P5" style:family="paragraph" style:parent-style-name="Standard">
      <style:paragraph-properties fo:text-align="start" style:justify-single-word="false"/>
      <style:text-properties style:font-name="arial" fo:font-size="11pt" fo:language="en" fo:country="GB" style:text-underline-style="none" fo:font-weight="normal" officeooo:rsid="0011e3ff" officeooo:paragraph-rsid="0011e3ff" style:font-size-asian="9.60000038146973pt" style:font-weight-asian="normal" style:font-size-complex="11pt" style:font-weight-complex="normal"/>
    </style:style>
    <style:style style:name="P6" style:family="paragraph" style:parent-style-name="Standard">
      <style:paragraph-properties fo:text-align="start" style:justify-single-word="false"/>
      <style:text-properties style:font-name="arial" fo:font-size="11pt" fo:language="en" fo:country="GB" style:text-underline-style="none" fo:font-weight="normal" officeooo:rsid="0011e3ff" officeooo:paragraph-rsid="0019d6f3" style:font-size-asian="9.60000038146973pt" style:font-weight-asian="normal" style:font-size-complex="11pt" style:font-weight-complex="normal"/>
    </style:style>
    <style:style style:name="P7" style:family="paragraph" style:parent-style-name="Standard">
      <style:paragraph-properties fo:text-align="start" style:justify-single-word="false"/>
      <style:text-properties style:font-name="arial" fo:font-size="11pt" fo:language="en" fo:country="GB" style:text-underline-style="none" fo:font-weight="normal" officeooo:rsid="001ad177" officeooo:paragraph-rsid="001ad177" style:font-size-asian="9.60000038146973pt" style:font-weight-asian="normal" style:font-size-complex="11pt" style:font-weight-complex="normal"/>
    </style:style>
    <style:style style:name="P8" style:family="paragraph" style:parent-style-name="Standard">
      <style:paragraph-properties fo:text-align="start" style:justify-single-word="false"/>
      <style:text-properties style:font-name="arial" fo:font-size="11pt" fo:language="en" fo:country="GB" style:text-underline-style="none" fo:font-weight="normal" officeooo:rsid="001e9b49" officeooo:paragraph-rsid="001e9b49" style:font-size-asian="9.60000038146973pt" style:font-weight-asian="normal" style:font-size-complex="11pt" style:font-weight-complex="normal"/>
    </style:style>
    <style:style style:name="P9" style:family="paragraph" style:parent-style-name="Standard">
      <style:paragraph-properties fo:text-align="start" style:justify-single-word="false"/>
      <style:text-properties style:font-name="arial" fo:font-size="11pt" fo:language="en" fo:country="GB" style:text-underline-style="none" fo:font-weight="normal" officeooo:rsid="002b1219" officeooo:paragraph-rsid="002b1219" style:font-size-asian="9.60000038146973pt" style:font-weight-asian="normal" style:font-size-complex="11pt" style:font-weight-complex="normal"/>
    </style:style>
    <style:style style:name="P10" style:family="paragraph" style:parent-style-name="Standard">
      <style:paragraph-properties fo:text-align="center" style:justify-single-word="false"/>
      <style:text-properties style:font-name="arial" fo:font-size="16pt" fo:language="en" fo:country="GB" style:text-underline-style="solid" style:text-underline-width="auto" style:text-underline-color="font-color" officeooo:rsid="000b0c4e" officeooo:paragraph-rsid="000b0c4e" style:font-size-asian="16pt" style:font-size-complex="16pt"/>
    </style:style>
    <style:style style:name="P11" style:family="paragraph" style:parent-style-name="Standard">
      <style:paragraph-properties fo:text-align="start" style:justify-single-word="false"/>
      <style:text-properties style:font-name="arial" fo:language="en" fo:country="GB" style:text-underline-style="none" fo:font-weight="bold" officeooo:rsid="000b0c4e" officeooo:paragraph-rsid="000b0c4e" style:font-weight-asian="bold" style:font-weight-complex="bold"/>
    </style:style>
    <style:style style:name="P12" style:family="paragraph" style:parent-style-name="Standard">
      <style:paragraph-properties fo:text-align="start" style:justify-single-word="false"/>
      <style:text-properties fo:language="en" fo:country="GB" officeooo:paragraph-rsid="000b0c4e"/>
    </style:style>
    <style:style style:name="P13" style:family="paragraph" style:parent-style-name="Standard">
      <style:paragraph-properties fo:text-align="start" style:justify-single-word="false"/>
      <style:text-properties style:use-window-font-color="true" style:font-name="arial" fo:font-size="11pt" fo:font-weight="normal" officeooo:paragraph-rsid="001ad177" style:font-size-asian="11pt" style:font-weight-asian="normal" style:font-size-complex="11pt" style:font-weight-complex="normal"/>
    </style:style>
    <style:style style:name="P14" style:family="paragraph" style:parent-style-name="Standard">
      <style:paragraph-properties fo:text-align="start" style:justify-single-word="false"/>
      <style:text-properties fo:font-variant="normal" fo:text-transform="none" style:use-window-font-color="true" style:font-name="arial" fo:font-size="11pt" fo:letter-spacing="normal" fo:language="en" fo:country="GB" fo:font-style="normal" style:text-underline-style="none" fo:font-weight="normal" officeooo:rsid="001c211e" officeooo:paragraph-rsid="001ad177" style:font-size-asian="11pt" style:font-weight-asian="normal" style:font-size-complex="11pt" style:font-weight-complex="normal"/>
    </style:style>
    <style:style style:name="T1" style:family="text">
      <style:text-properties style:font-name="arial" fo:font-size="11pt" style:text-underline-style="none" fo:font-weight="bold" officeooo:rsid="000b0c4e" style:font-size-asian="9.60000038146973pt" style:font-weight-asian="bold" style:font-size-complex="11pt" style:font-weight-complex="bold"/>
    </style:style>
    <style:style style:name="T2" style:family="text">
      <style:text-properties style:font-name="arial" fo:font-size="11pt" style:text-underline-style="none" fo:font-weight="bold" officeooo:rsid="000b0c4e" style:font-size-asian="11pt" style:font-weight-asian="bold" style:font-size-complex="11pt" style:font-weight-complex="bold"/>
    </style:style>
    <style:style style:name="T3" style:family="text">
      <style:text-properties style:font-name="arial" fo:font-size="11pt" style:text-underline-style="none" fo:font-weight="normal" officeooo:rsid="000b0c4e" style:font-size-asian="11pt" style:font-weight-asian="normal" style:font-size-complex="11pt" style:font-weight-complex="normal"/>
    </style:style>
    <style:style style:name="T4" style:family="text">
      <style:text-properties style:font-name="arial" fo:font-size="11pt" fo:language="en" fo:country="GB" style:text-underline-style="none" fo:font-weight="bold" officeooo:rsid="000b0c4e" style:font-size-asian="9.60000038146973pt" style:font-weight-asian="bold" style:font-size-complex="11pt" style:font-weight-complex="bold"/>
    </style:style>
    <style:style style:name="T5" style:family="text">
      <style:text-properties style:font-name="arial" fo:font-size="11pt" fo:language="en" fo:country="GB" style:text-underline-style="none" fo:font-weight="normal" officeooo:rsid="001ad177" style:font-size-asian="9.60000038146973pt" style:font-weight-asian="normal" style:font-size-complex="11pt" style:font-weight-complex="normal"/>
    </style:style>
    <style:style style:name="T6" style:family="text">
      <style:text-properties style:font-name="arial" fo:font-size="11pt" fo:language="en" fo:country="GB" style:text-underline-style="solid" style:text-underline-width="auto" style:text-underline-color="font-color" fo:font-weight="normal" officeooo:rsid="000b0c4e" style:font-size-asian="9.60000038146973pt" style:font-weight-asian="normal" style:font-size-complex="11pt" style:font-weight-complex="normal"/>
    </style:style>
    <style:style style:name="T7" style:family="text">
      <style:text-properties style:font-name="arial" fo:font-size="10.5pt" fo:language="en" fo:country="GB" style:text-underline-style="none" fo:font-weight="normal" officeooo:rsid="001ad177" style:font-size-asian="10.5pt" style:font-weight-asian="normal" style:font-size-complex="10.5pt" style:font-weight-complex="normal"/>
    </style:style>
    <style:style style:name="T8" style:family="text">
      <style:text-properties style:font-name="arial" fo:font-size="10.5pt" fo:language="en" fo:country="GB" style:text-underline-style="none" fo:font-weight="normal" officeooo:rsid="001c211e" style:font-size-asian="10.5pt" style:font-weight-asian="normal" style:font-size-complex="10.5pt" style:font-weight-complex="normal"/>
    </style:style>
    <style:style style:name="T9" style:family="text">
      <style:text-properties fo:font-size="11pt" style:font-size-asian="9.60000038146973pt" style:font-size-complex="11pt"/>
    </style:style>
    <style:style style:name="T10" style:family="text">
      <style:text-properties fo:font-size="11pt" fo:font-weight="normal" officeooo:rsid="002ed7f1" style:font-size-asian="9.60000038146973pt" style:font-weight-asian="normal" style:font-size-complex="11pt" style:font-weight-complex="normal"/>
    </style:style>
    <style:style style:name="T11" style:family="text">
      <style:text-properties fo:font-size="11pt" fo:font-weight="normal" officeooo:rsid="00369b68" style:font-size-asian="9.60000038146973pt" style:font-weight-asian="normal" style:font-size-complex="11pt" style:font-weight-complex="normal"/>
    </style:style>
    <style:style style:name="T12" style:family="text">
      <style:text-properties fo:font-size="11pt" fo:font-weight="normal" officeooo:rsid="003d245c" style:font-size-asian="9.60000038146973pt" style:font-weight-asian="normal" style:font-size-complex="11pt" style:font-weight-complex="normal"/>
    </style:style>
    <style:style style:name="T13" style:family="text">
      <style:text-properties fo:font-size="11pt" fo:font-weight="normal" officeooo:rsid="0043a73c" style:font-size-asian="9.60000038146973pt" style:font-weight-asian="normal" style:font-size-complex="11pt" style:font-weight-complex="normal"/>
    </style:style>
    <style:style style:name="T14" style:family="text">
      <style:text-properties officeooo:rsid="0012f7d0"/>
    </style:style>
    <style:style style:name="T15" style:family="text">
      <style:text-properties officeooo:rsid="0015db86"/>
    </style:style>
    <style:style style:name="T16" style:family="text">
      <style:text-properties officeooo:rsid="0019d6f3"/>
    </style:style>
    <style:style style:name="T17" style:family="text">
      <style:text-properties style:text-position="0% 100%" officeooo:rsid="001ad177"/>
    </style:style>
    <style:style style:name="T18" style:family="text">
      <style:text-properties style:text-position="0% 100%" officeooo:rsid="001c211e"/>
    </style:style>
    <style:style style:name="T19" style:family="text">
      <style:text-properties style:text-position="0% 100%" officeooo:rsid="001c6cd7"/>
    </style:style>
    <style:style style:name="T20" style:family="text">
      <style:text-properties style:text-position="0% 100%" officeooo:rsid="00207617"/>
    </style:style>
    <style:style style:name="T21" style:family="text">
      <style:text-properties style:text-position="0% 100%" officeooo:rsid="0021239d"/>
    </style:style>
    <style:style style:name="T22" style:family="text">
      <style:text-properties style:text-position="0% 100%" officeooo:rsid="002303ce"/>
    </style:style>
    <style:style style:name="T23" style:family="text">
      <style:text-properties style:text-position="0% 100%" officeooo:rsid="0023249e"/>
    </style:style>
    <style:style style:name="T24" style:family="text">
      <style:text-properties style:text-position="0% 100%" officeooo:rsid="0024d9e3"/>
    </style:style>
    <style:style style:name="T25" style:family="text">
      <style:text-properties style:text-position="0% 100%" officeooo:rsid="0026512b"/>
    </style:style>
    <style:style style:name="T26" style:family="text">
      <style:text-properties style:text-position="0% 100%" officeooo:rsid="00277e9e"/>
    </style:style>
    <style:style style:name="T27" style:family="text">
      <style:text-properties style:text-position="0% 100%" officeooo:rsid="0027836f"/>
    </style:style>
    <style:style style:name="T28" style:family="text">
      <style:text-properties style:text-position="0% 100%" officeooo:rsid="002b1219"/>
    </style:style>
    <style:style style:name="T29" style:family="text">
      <style:text-properties style:text-position="0% 100%" officeooo:rsid="002fbdca"/>
    </style:style>
    <style:style style:name="T30" style:family="text">
      <style:text-properties style:text-position="0% 100%" officeooo:rsid="00332576"/>
    </style:style>
    <style:style style:name="T31" style:family="text">
      <style:text-properties style:text-position="0% 100%" officeooo:rsid="00370848"/>
    </style:style>
    <style:style style:name="T32" style:family="text">
      <style:text-properties fo:font-variant="normal" fo:text-transform="none" style:use-window-font-color="true" style:text-line-through-style="none" style:text-line-through-type="none" style:font-name="arial" fo:font-size="11pt" fo:letter-spacing="normal" fo:language="en" fo:country="GB" fo:font-style="normal" style:text-underline-style="none" fo:font-weight="normal" officeooo:rsid="001ad177" style:text-blinking="false" fo:background-color="#ffffff" loext:char-shading-value="0" style:font-size-asian="11pt" style:font-weight-asian="normal" style:font-size-complex="11pt" style:font-weight-complex="normal" loext:padding="0cm" loext:border="none"/>
    </style:style>
    <style:style style:name="T33" style:family="text">
      <style:text-properties fo:font-variant="normal" fo:text-transform="none" style:use-window-font-color="true" style:text-line-through-style="none" style:text-line-through-type="none" style:font-name="arial" fo:font-size="11pt" fo:letter-spacing="normal" fo:language="en" fo:country="GB" fo:font-style="normal" style:text-underline-style="none" fo:font-weight="normal" officeooo:rsid="001c211e" style:text-blinking="false" fo:background-color="#ffffff" loext:char-shading-value="0" style:font-size-asian="11pt" style:font-weight-asian="normal" style:font-size-complex="11pt" style:font-weight-complex="normal" loext:padding="0cm" loext:border="none"/>
    </style:style>
    <style:style style:name="T34" style:family="text">
      <style:text-properties fo:font-variant="normal" fo:text-transform="none" style:use-window-font-color="true" style:font-name="arial" fo:font-size="11pt" fo:letter-spacing="normal" fo:language="en" fo:country="GB" fo:font-style="normal" style:text-underline-style="none" fo:font-weight="normal" officeooo:rsid="001ad177" style:font-size-asian="11pt" style:font-weight-asian="normal" style:font-size-complex="11pt" style:font-weight-complex="normal"/>
    </style:style>
    <style:style style:name="T35" style:family="text">
      <style:text-properties fo:font-variant="normal" fo:text-transform="none" style:use-window-font-color="true" style:font-name="arial" fo:font-size="11pt" fo:letter-spacing="normal" fo:language="en" fo:country="GB" fo:font-style="normal" style:text-underline-style="none" fo:font-weight="normal" officeooo:rsid="001c211e" style:font-size-asian="11pt" style:font-weight-asian="normal" style:font-size-complex="11pt" style:font-weight-complex="normal"/>
    </style:style>
    <style:style style:name="T36" style:family="text">
      <style:text-properties fo:font-variant="normal" fo:text-transform="none" style:use-window-font-color="true" style:font-name="arial" fo:letter-spacing="normal" fo:font-style="normal" style:font-size-asian="11pt"/>
    </style:style>
    <style:style style:name="T37" style:family="text">
      <style:text-properties fo:font-variant="normal" fo:text-transform="none" style:use-window-font-color="true" style:font-name="arial" fo:letter-spacing="normal" fo:font-style="normal" officeooo:rsid="001c211e" style:font-size-asian="11pt"/>
    </style:style>
    <style:style style:name="T38" style:family="text">
      <style:text-properties officeooo:rsid="002f3bbf"/>
    </style:style>
    <style:style style:name="T39" style:family="text">
      <style:text-properties officeooo:rsid="0038e0b9"/>
    </style:style>
    <style:style style:name="T40" style:family="text">
      <style:text-properties officeooo:rsid="003b917b"/>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Interactive Devices Paper Review</text:p>
      <text:p text:style-name="P10"/>
      <text:p text:style-name="P12"><text:span text:style-name="T1">Title:</text:span><text:span text:style-name="T2"> </text:span><text:span text:style-name="T3">A Context-Sensitive Device to Help People with Autism Cope with Anxiety</text:span></text:p>
      <text:p text:style-name="P12"><text:span text:style-name="T1">Authors: </text:span><text:span text:style-name="T3">Marziya Mohammedali, Brett Adams, Dinh Phung, Svetha Venkatesh </text:span></text:p>
      <text:p text:style-name="P2"><text:span text:style-name="T4">Link: </text:span><text:a xlink:type="simple" xlink:href="https://dl.acm.org/citation.cfm?id=1979748" text:style-name="Internet_20_link" text:visited-style-name="Visited_20_Internet_20_Link"><text:span text:style-name="T6">https://dl.acm.org/citation.cfm?id=1979748</text:span></text:a></text:p>
      <text:p text:style-name="P11"><text:span text:style-name="T9">Word Count: </text:span><text:span text:style-name="T10">4</text:span><text:span text:style-name="T13">59</text:span></text:p>
      <text:p text:style-name="P4"/>
      <text:p text:style-name="P5"><text:tab/>This paper describes a mobile application designed to assist people with Autism Spectrum Disorder (ASD) <text:span text:style-name="T38">during </text:span>anxiety attacks. The <text:span text:style-name="T38">application</text:span> is <text:span text:style-name="T14">intended</text:span> to <text:span text:style-name="T38">provide </text:span>greater independence <text:span text:style-name="T38">for its users </text:span>from their parents/carers, <text:span text:style-name="T38">while</text:span> allowing the carer to be alerted/contacted when the user with ASD <text:span text:style-name="T38">suffers from </text:span>an anxiety attack. <text:span text:style-name="T15">The authors attempt to analyse the quality and usefulness of their application by interviewing both children with ASD and <text:s/>their parents. The study utilises semi-structured interviews and Likert scale questions to gather data. </text:span></text:p>
      <text:p text:style-name="P5"><text:tab/><text:span text:style-name="T16">The authors reference some previous research, namely computer-assisted intervention for increasing the communication and language skills of children with ASD, and also a system for recognising facial expressions. They also reference a paper which discusses how social stories (written/drawn accounts of social interactions) can work as a preventative measure for adverse behaviours. However none of these, nor any other of their references are specifically about improving anxiety for children with ASD, when previous research has explored this area at the time of its publication</text:span><text:span text:style-name="T17">[1][2].</text:span></text:p>
      <text:p text:style-name="P5"><text:span text:style-name="T17"><text:tab/></text:span><text:span text:style-name="T29">T</text:span><text:span text:style-name="T21">his</text:span><text:span text:style-name="T18"> work </text:span><text:span text:style-name="T29">is</text:span><text:span text:style-name="T18"> original and unique however, as </text:span><text:span text:style-name="T29">no previous studies explore the uses of</text:span><text:span text:style-name="T18"> a mobile application to assist with anxiety for children with ASD. Moreover although now app</text:span><text:span text:style-name="T22">lication</text:span><text:span text:style-name="T18">s that are designed to pre-</text:span><text:span text:style-name="T19">emptively teach children relaxation and mindfulness are now quite common[3], there is currently no applications that are designed to assist the child during an anxiety attack, I.e. have features to calm and also to contact a carer or parent if necessary. </text:span><text:span text:style-name="T20">The authors’ concept of a context specific response, based on location, ambient audio and who they are with, also has not been explored, however the authors do </text:span><text:span text:style-name="T31">not </text:span><text:span text:style-name="T30">provide</text:span><text:span text:style-name="T20"> evidence to support that this was a successful or necessary idea.</text:span></text:p>
      <text:p text:style-name="P5"><text:span text:style-name="T20"><text:tab/></text:span><text:span text:style-name="T22">When attempting to </text:span><text:span text:style-name="T23">evaluate the effectiveness of the application the authors conducted an interactive session with 4 teenagers with ASD, 3 parents and 2 psychology students where they gave them questionnaires. </text:span><text:span text:style-name="T24">Generally the responses were positive, however t</text:span><text:span text:style-name="T23">he authors do recognise that their cohort size is small, so admit that the conclusions they drew were tentative. </text:span><text:span text:style-name="T25">The parents raised concerns about whether the application may cause children to fixate on the device, </text:span><text:span text:style-name="T28">a</text:span><text:span text:style-name="T25">lso the concern was raise about the levels of stress that could be caused by a flat battery, especially if the child finds themselves in an anxiety producing </text:span><text:span text:style-name="T26">environment.</text:span><text:span text:style-name="T25"> </text:span><text:span text:style-name="T27">Both of these concerns were not well or realistically addressed by the authors.</text:span></text:p>
      <text:p text:style-name="P5"><text:span text:style-name="T27"><text:tab/></text:span><text:span text:style-name="T28">Finally, the authors provide very little technical description, beyond figure 2 of their paper, of how the application performs its context analysis and uses that to provide an appropriate response. <text:s text:c="2"/></text:span></text:p>
      <text:p text:style-name="P9">Within the feedback they <text:span text:style-name="T40">received</text:span> from both the children and parents, the context-sensitive response was not mentioned, possibly imply the main “selling point” of this application was not considered useful <text:span text:style-name="T39">b</text:span>y its potential users. </text:p>
      <text:p text:style-name="P6"/>
      <text:p text:style-name="P7">References:</text:p>
      <text:p text:style-name="P3"><text:span text:style-name="T5">[1]</text:span><text:span text:style-name="T7"> </text:span><text:span text:style-name="T8">Eileen</text:span><text:span text:style-name="T32"> </text:span><text:span text:style-name="T33">O’Conner</text:span><text:span text:style-name="T32">. </text:span><text:span text:style-name="T34">The use of Social Story DVDs to reduce anxiety levels: a case study of a child with autism and learning disabilities, </text:span><text:span text:style-name="T35">2009</text:span></text:p>
      <text:p text:style-name="P13">https://onlinelibrary.wiley.com/doi/full/10.1111/j.1467-9604.2009.01413.x</text:p>
      <text:p text:style-name="P7">[2] <text:span text:style-name="T36">Anne Marie Chalfant, Ron Rapee, Louisa Carroll. Treating Anxiety Disorders in Children with High Functioning Autism Spectrum Disorders: A Controlled Trial, </text:span><text:span text:style-name="T37">2006</text:span></text:p>
      <text:p text:style-name="P14">https://link.springer.com/article/10.1007/s10803-006-0318-4</text:p>
      <text:p text:style-name="P8"><text:span text:style-name="T37">[</text:span><text:span text:style-name="T36">3] <text:s/>Assistive Technology at Easter Seals Crossroads. (2019). 7 Apps to Help Calm Individuals with Autism, Anxiety, Other Special Needs - Assistive Technology at Easter Seals Crossroads. [online] Available at: https://www.eastersealstech.com/2017/04/19/chill-outz-relaxation-techniques-children/ [Accessed 13 Nov. 2019]</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arial" fo:language="en" fo:country="GB" officeooo:rsid="000b0c4e" officeooo:paragraph-rsid="000b0c4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COMSM0009<text:tab/><text:tab/>Michael Rollins - mr16338</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07T14:40:07.800299464</meta:creation-date>
    <dc:date>2019-11-15T16:51:42.307741004</dc:date>
    <meta:editing-duration>PT10H2M7S</meta:editing-duration>
    <meta:editing-cycles>40</meta:editing-cycles>
    <meta:generator>LibreOffice/6.0.7.3$Linux_X86_64 LibreOffice_project/00m0$Build-3</meta:generator>
    <meta:print-date>2019-11-13T11:08:08.328395444</meta:print-date>
    <meta:document-statistic meta:table-count="0" meta:image-count="0" meta:object-count="0" meta:page-count="1" meta:paragraph-count="18" meta:word-count="580" meta:character-count="4061" meta:non-whitespace-character-count="3485"/>
  </office:meta>
</office:document-meta>
</file>